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91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8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6.808cm" fo:min-width="2.753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6.808cm" fo:min-width="2.103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6.808cm" fo:min-width="2.38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743cm" fo:min-width="3.218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5.743cm" fo:min-width="3.219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13cm" svg:y1="12.783cm" svg:x2="20cm" svg:y2="12.8cm">
          <text:p/>
        </draw:line>
        <draw:frame draw:style-name="gr2" draw:text-style-name="P3" draw:layer="layout" svg:width="2.994cm" svg:height="1.276cm" svg:x="1.906cm" svg:y="11.333cm">
          <draw:text-box>
            <text:p text:style-name="P2"><text:span text:style-name="T1">Data</text:span></text:p>
          </draw:text-box>
        </draw:frame>
        <draw:frame draw:style-name="gr3" draw:text-style-name="P3" draw:layer="layout" svg:width="3.894cm" svg:height="1.33cm" svg:x="1.906cm" svg:y="13.17cm">
          <draw:text-box>
            <text:p text:style-name="P2"><text:span text:style-name="T1">Threads</text:span></text:p>
          </draw:text-box>
        </draw:frame>
        <draw:custom-shape draw:style-name="gr4" draw:text-style-name="P4" xml:id="id2" draw:id="id2" draw:layer="layout" svg:width="3.253cm" svg:height="7.058cm" svg:x="2.371cm" svg:y="3.116cm">
          <text:p text:style-name="P4"><text:span text:style-name="T2">Pending</text:span></text:p>
          <text:p text:style-name="P4"><text:span text:style-name="T2">sockets</text:span></text:p>
          <text:p text:style-name="P4"><text:span text:style-name="T2">(pending_fds_</text:span>)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603cm" svg:height="7.058cm" svg:x="7.205cm" svg:y="3.116cm">
          <text:p text:style-name="P5"><text:span text:style-name="T2">Sockets</text:span></text:p>
          <text:p text:style-name="P5"><text:span text:style-name="T2">to poll</text:span></text:p>
          <text:p text:style-name="P5"><text:span text:style-name="T2">(local</text:span></text:p>
          <text:p text:style-name="P5"><text:span text:style-name="T2">variable</text:span></text:p>
          <text:p text:style-name="P5"><text:span text:style-name="T2">in Poll()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2.882cm" svg:height="7.058cm" svg:x="11.48cm" svg:y="3.116cm">
          <text:p text:style-name="P5"><text:span text:style-name="T2">Sockets</text:span></text:p>
          <text:p text:style-name="P5"><text:span text:style-name="T2">ready to</text:span></text:p>
          <text:p text:style-name="P5"><text:span text:style-name="T2">read from</text:span></text:p>
          <text:p text:style-name="P5"><text:span text:style-name="T2">(ready_fds_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2.882cm" svg:height="7.058cm" svg:x="16.5cm" svg:y="3.116cm">
          <text:p text:style-name="P5"><text:span text:style-name="T2">Tasks to</text:span></text:p>
          <text:p text:style-name="P5"><text:span text:style-name="T2">process</text:span></text:p>
          <text:p text:style-name="P5"><text:span text:style-name="T2">socke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3.718cm" svg:height="5.993cm" svg:x="2.185cm" svg:y="15.007cm">
          <text:p text:style-name="P4">Accept</text:p>
          <text:p text:style-name="P4">(listen to</text:p>
          <text:p text:style-name="P4">new</text:p>
          <text:p text:style-name="P4">clients)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3.718cm" svg:height="5.993cm" svg:x="6.647cm" svg:y="15.007cm">
          <text:p text:style-name="P4">Poll</text:p>
          <text:p text:style-name="P4">(select</text:p>
          <text:p text:style-name="P4">sockets with</text:p>
          <text:p text:style-name="P4">data</text:p>
          <text:p text:style-name="P4">available)</text:p>
          <draw:enhanced-geometry svg:viewBox="0 0 21600 21600" draw:type="rectangle" draw:enhanced-path="M 0 0 L 21600 0 21600 21600 0 21600 0 0 Z N"/>
        </draw:custom-shape>
        <draw:custom-shape draw:style-name="gr7" draw:text-style-name="P6" xml:id="id6" draw:id="id6" draw:layer="layout" svg:width="3.718cm" svg:height="5.993cm" svg:x="11.109cm" svg:y="15.007cm">
          <text:p text:style-name="P4">Dispatch</text:p>
          <text:p text:style-name="P4">(assign task</text:p>
          <text:p text:style-name="P4">for sockets</text:p>
          <text:p text:style-name="P4">with data)</text:p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3.719cm" svg:height="5.993cm" svg:x="16.035cm" svg:y="15.007cm">
          <text:p text:style-name="P4">ThreadPool</text:p>
          <text:p text:style-name="P4">(do actual</text:p>
          <text:p text:style-name="P4">work)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.185cm" svg:y1="18.003cm" svg:x2="2.371cm" svg:y2="6.645cm" draw:start-shape="id1" draw:start-glue-point="3" draw:end-shape="id2" draw:end-glue-point="3" svg:d="M2185 18003h-501v-11358h687" svg:viewBox="0 0 688 11359">
          <text:p/>
        </draw:connector>
        <draw:connector draw:style-name="gr9" draw:text-style-name="P7" draw:layer="layout" svg:x1="5.624cm" svg:y1="6.645cm" svg:x2="6.647cm" svg:y2="18.003cm" draw:start-shape="id2" draw:start-glue-point="1" draw:end-shape="id3" draw:end-glue-point="3" svg:d="M5624 6645h516v11358h507" svg:viewBox="0 0 1024 11359">
          <text:p/>
        </draw:connector>
        <draw:connector draw:style-name="gr9" draw:text-style-name="P7" draw:layer="layout" svg:x1="10.365cm" svg:y1="18.003cm" svg:x2="11.48cm" svg:y2="6.645cm" draw:start-shape="id3" draw:start-glue-point="1" draw:end-shape="id4" draw:end-glue-point="3" svg:d="M10365 18003h558v-11358h557" svg:viewBox="0 0 1116 11359">
          <text:p/>
        </draw:connector>
        <draw:connector draw:style-name="gr10" draw:text-style-name="P7" draw:layer="layout" svg:x1="8.506cm" svg:y1="10.174cm" svg:x2="8.506cm" svg:y2="15.007cm" draw:start-shape="id5" draw:start-glue-point="2" draw:end-shape="id3" draw:end-glue-point="0" svg:d="M8506 10174v4833" svg:viewBox="0 0 1 4834">
          <text:p/>
        </draw:connector>
        <draw:connector draw:style-name="gr9" draw:text-style-name="P7" draw:layer="layout" draw:line-skew="0cm -0.99cm" svg:x1="14.362cm" svg:y1="6.645cm" svg:x2="12.968cm" svg:y2="15.007cm" draw:start-shape="id4" draw:start-glue-point="1" draw:end-shape="id6" draw:end-glue-point="0" svg:d="M14362 6645h501v4955h-1895v3407" svg:viewBox="0 0 1896 8363">
          <text:p/>
        </draw:connector>
        <draw:connector draw:style-name="gr9" draw:text-style-name="P7" draw:layer="layout" svg:x1="14.827cm" svg:y1="18.003cm" svg:x2="16.5cm" svg:y2="6.645cm" draw:start-shape="id6" draw:start-glue-point="1" draw:end-shape="id7" draw:end-glue-point="3" svg:d="M14827 18003h837v-11358h836" svg:viewBox="0 0 1674 11359">
          <text:p/>
        </draw:connector>
        <draw:connector draw:style-name="gr9" draw:text-style-name="P7" draw:layer="layout" draw:line-skew="0cm -0.99cm" svg:x1="19.382cm" svg:y1="6.645cm" svg:x2="17.894cm" svg:y2="15.007cm" draw:start-shape="id7" draw:start-glue-point="1" draw:end-shape="id8" draw:end-glue-point="0" svg:d="M19382 6645h501v4955h-1989v3407" svg:viewBox="0 0 1990 8363">
          <text:p/>
        </draw:connector>
        <draw:connector draw:style-name="gr9" draw:text-style-name="P7" draw:layer="layout" draw:line-skew="0cm -0.315cm" svg:x1="19.754cm" svg:y1="18.003cm" svg:x2="3.997cm" svg:y2="3.116cm" draw:start-shape="id8" draw:start-glue-point="1" draw:end-shape="id2" draw:end-glue-point="0" svg:d="M19754 18003h500v-15703h-16257v816" svg:viewBox="0 0 16258 15704">
          <text:p/>
        </draw:connector>
        <draw:frame draw:style-name="gr11" draw:text-style-name="P3" draw:layer="layout" svg:width="5.578cm" svg:height="1.276cm" svg:x="8.32cm" svg:y="0.7cm">
          <draw:text-box>
            <text:p text:style-name="P2"><text:span text:style-name="T1">Echo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73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10:31:01.909941811</meta:creation-date>
    <dc:date>2020-02-26T11:23:01.807889597</dc:date>
    <meta:editing-duration>PT30M56S</meta:editing-duration>
    <meta:editing-cycles>7</meta:editing-cycles>
    <meta:generator>LibreOffice/6.3.4.2.0$Linux_X86_64 LibreOffice_project/30$Build-2</meta:generator>
    <meta:document-statistic meta:object-count="20"/>
  </office:meta>
</office:document-meta>
</file>